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400000105CAA86D7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fo:padding-left="0.049cm" fo:padding-right="2.05cm" fo:padding-top="0.049cm" fo:padding-bottom="0.049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width="7.303cm" svg:height="6.906cm" draw:z-index="0"><draw:image xlink:href="Pictures/100000000000011400000105CAA86D7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3:06:21</dc:date>
    <dc:creator>artur </dc:creator>
    <meta:editing-duration>P0D</meta:editing-duration>
    <meta:editing-cycles>2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